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393cm" style:rel-column-width="32352*"/>
    </style:style>
    <style:style style:name="Tabla1.B" style:family="table-column">
      <style:table-column-properties style:column-width="8.608cm" style:rel-column-width="33183*"/>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279c78" officeooo:paragraph-rsid="00279c78"/>
    </style:style>
    <style:style style:name="P2" style:family="paragraph" style:parent-style-name="Table_20_Contents">
      <style:text-properties officeooo:rsid="001cb0af" officeooo:paragraph-rsid="001cb0af"/>
    </style:style>
    <style:style style:name="P3" style:family="paragraph" style:parent-style-name="Table_20_Contents">
      <style:text-properties officeooo:rsid="001db759" officeooo:paragraph-rsid="001db759"/>
    </style:style>
    <style:style style:name="P4" style:family="paragraph" style:parent-style-name="Table_20_Contents">
      <style:text-properties officeooo:rsid="001db827" officeooo:paragraph-rsid="001db827"/>
    </style:style>
    <style:style style:name="P5" style:family="paragraph" style:parent-style-name="Table_20_Contents">
      <style:text-properties officeooo:rsid="001f0f19" officeooo:paragraph-rsid="001f0f19"/>
    </style:style>
    <style:style style:name="P6" style:family="paragraph" style:parent-style-name="Table_20_Contents">
      <style:text-properties officeooo:rsid="00207608" officeooo:paragraph-rsid="00207608"/>
    </style:style>
    <style:style style:name="P7" style:family="paragraph" style:parent-style-name="Table_20_Contents">
      <style:paragraph-properties fo:text-align="center" style:justify-single-word="false"/>
      <style:text-properties style:use-window-font-color="true" loext:opacity="0%" fo:font-weight="bold" style:font-weight-asian="bold" style:font-weight-complex="bold"/>
    </style:style>
    <style:style style:name="P8" style:family="paragraph" style:parent-style-name="Table_20_Contents">
      <style:text-properties style:text-line-through-style="solid" style:text-line-through-type="single" officeooo:rsid="00280e54" officeooo:paragraph-rsid="00280e54"/>
    </style:style>
    <style:style style:name="P9" style:family="paragraph" style:parent-style-name="Table_20_Contents">
      <style:text-properties style:text-line-through-style="solid" style:text-line-through-type="single" officeooo:rsid="001db827" officeooo:paragraph-rsid="001db827"/>
    </style:style>
    <style:style style:name="T1" style:family="text">
      <style:text-properties officeooo:rsid="00280e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7">HECHO</text:p>
          </table:table-cell>
          <table:table-cell table:style-name="Tabla1.B1" office:value-type="string">
            <text:p text:style-name="P7">POR HACER</text:p>
          </table:table-cell>
        </table:table-row>
        <table:table-row>
          <table:table-cell table:style-name="Tabla1.A2" office:value-type="string">
            <text:p text:style-name="P2">Tutorial de Youtube de Quasar con demo To Do como primera prueba</text:p>
            <text:p text:style-name="P2"><text:a xlink:type="simple" xlink:href="https://youtu.be/GV-D85D9KJQ?si=Myaaz0dH_dLY5YGH" text:style-name="Internet_20_link" text:visited-style-name="Visited_20_Internet_20_Link">https://youtu.be/GV-D85D9KJQ?si=Myaaz0dH_dLY5YGH</text:a></text:p>
          </table:table-cell>
          <table:table-cell table:style-name="Tabla1.B2" office:value-type="string">
            <text:p text:style-name="P8">Función editar tareas</text:p>
          </table:table-cell>
        </table:table-row>
        <table:table-row>
          <table:table-cell table:style-name="Tabla1.A2" office:value-type="string">
            <text:p text:style-name="P2">Lanzarlo en las diferentes opciones que permite Quasar (Mac, Windows, Android e IOS)</text:p>
          </table:table-cell>
          <table:table-cell table:style-name="Tabla1.B2" office:value-type="string">
            <text:p text:style-name="P4"><text:span text:style-name="T1">Función e</text:span>ditar temporizador de Pomodoros y descansos, <text:span text:style-name="T1">que los descansos empiecen automáticamente</text:span></text:p>
          </table:table-cell>
        </table:table-row>
        <table:table-row>
          <table:table-cell table:style-name="Tabla1.A2" office:value-type="string">
            <text:p text:style-name="P2">Empacé separando el código en componentes, por una parte encontramos Pomodoro.vue y por otra parte ToDo.vue. Estos dos componentes se exportan y luego se importan en la página principal, IndexPage.vue.</text:p>
          </table:table-cell>
          <table:table-cell table:style-name="Tabla1.B2" office:value-type="string">
            <text:p text:style-name="P9">Utilizar los plugins de quasar como Dialog y Notify para hacer la aplicación más atractiva</text:p>
          </table:table-cell>
        </table:table-row>
        <table:table-row>
          <table:table-cell table:style-name="Tabla1.A2" office:value-type="string">
            <text:p text:style-name="P2">Funcionalidades To Do: agregar una tarea, marcar tarea y borrar tarea</text:p>
          </table:table-cell>
          <table:table-cell table:style-name="Tabla1.B2" office:value-type="string">
            <text:p text:style-name="P4">Dar estilos relacionados con el tema y ajustar la versión web a responsive</text:p>
          </table:table-cell>
        </table:table-row>
        <table:table-row>
          <table:table-cell table:style-name="Tabla1.A2" office:value-type="string">
            <text:p text:style-name="P2">Funcionalidades Pomodoro: Pomodoro de 20 minutos, descanso corto 5 minutos y a los 4 Pomodoros viene un descanso largo</text:p>
          </table:table-cell>
          <table:table-cell table:style-name="Tabla1.B2" office:value-type="string">
            <text:p text:style-name="P4">Comprobar que todos los lanzamientos funcionan correctamente (sobre todo en Android y IOS)</text:p>
          </table:table-cell>
        </table:table-row>
        <table:table-row>
          <table:table-cell table:style-name="Tabla1.A2" office:value-type="string">
            <text:p text:style-name="P3">Función alternar el temporizador cuando se pulsa el botón, función reiniciar el temporizador cuando pulsa el botón, función formatear el tiempo, función cambiar de fase cada vez que se completa los tiempos</text:p>
          </table:table-cell>
          <table:table-cell table:style-name="Tabla1.B2" office:value-type="string">
            <text:p text:style-name="P6">Intentar hacer de los componentes de Quasar</text:p>
          </table:table-cell>
        </table:table-row>
        <table:table-row>
          <table:table-cell table:style-name="Tabla1.A2" office:value-type="string">
            <text:p text:style-name="P4">Tareas conectadas a JSON SERVER</text:p>
          </table:table-cell>
          <table:table-cell table:style-name="Tabla1.B2" office:value-type="string">
            <text:p text:style-name="P5">Ver si añadir una página de registro de usuarios, para que cada usuario tenga sus propias tareas</text:p>
          </table:table-cell>
        </table:table-row>
      </table:table>
      <text:p text:style-name="Standard"/>
      <text:p text:style-name="P1">Github del Proyecto:</text:p>
      <text:p text:style-name="P1"><text:a xlink:type="simple" xlink:href="https://github.com/DavidUmiri/PROYECTO" text:style-name="Internet_20_link" text:visited-style-name="Visited_20_Internet_20_Link">https://github.com/DavidUmiri/PROYECTO</text: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6T18:48:40.245000000</meta:creation-date>
    <dc:date>2023-11-15T20:08:24.431000000</dc:date>
    <meta:editing-duration>PT56M15S</meta:editing-duration>
    <meta:editing-cycles>13</meta:editing-cycles>
    <meta:generator>LibreOffice/7.6.2.1$Windows_X86_64 LibreOffice_project/56f7684011345957bbf33a7ee678afaf4d2ba333</meta:generator>
    <meta:document-statistic meta:table-count="1" meta:image-count="0" meta:object-count="0" meta:page-count="1" meta:paragraph-count="19" meta:word-count="210" meta:character-count="1402" meta:non-whitespace-character-count="1211"/>
  </office:meta>
</office:document-meta>
</file>